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Khmer OS" svg:font-family="'Khmer OS'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KLUG" fo:font-weight="bold" officeooo:rsid="0023af6d" officeooo:paragraph-rsid="0023af6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KLUG" fo:font-weight="bold" officeooo:rsid="001c2cf4" officeooo:paragraph-rsid="001c2cf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c2cf4"/>
    </style:style>
    <style:style style:name="P4" style:family="paragraph" style:parent-style-name="Standard">
      <style:paragraph-properties fo:text-align="justify" style:justify-single-word="false"/>
      <style:text-properties officeooo:paragraph-rsid="001f42b4"/>
    </style:style>
    <style:style style:name="P5" style:family="paragraph" style:parent-style-name="Standard">
      <style:paragraph-properties fo:text-align="justify" style:justify-single-word="false"/>
      <style:text-properties officeooo:paragraph-rsid="0023af6d"/>
    </style:style>
    <style:style style:name="P6" style:family="paragraph" style:parent-style-name="Standard">
      <style:paragraph-properties fo:text-align="justify" style:justify-single-word="false"/>
      <style:text-properties officeooo:paragraph-rsid="0026b54f"/>
    </style:style>
    <style:style style:name="P7" style:family="paragraph" style:parent-style-name="Standard">
      <style:paragraph-properties fo:text-align="justify" style:justify-single-word="false"/>
      <style:text-properties style:font-name="Khmer OS" officeooo:rsid="00222ccf" officeooo:paragraph-rsid="0023af6d"/>
    </style:style>
    <style:style style:name="P8" style:family="paragraph" style:parent-style-name="Standard">
      <style:paragraph-properties fo:text-align="justify" style:justify-single-word="false"/>
      <style:text-properties style:font-name="Khmer OS" officeooo:rsid="002a1763" officeooo:paragraph-rsid="001c2cf4"/>
    </style:style>
    <style:style style:name="P9" style:family="paragraph" style:parent-style-name="Standard">
      <style:paragraph-properties fo:text-align="justify" style:justify-single-word="false"/>
      <style:text-properties style:font-name="LKLUG" fo:font-style="italic" fo:font-weight="normal" officeooo:rsid="0023af6d" officeooo:paragraph-rsid="0023af6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KLUG" fo:font-weight="bold" officeooo:rsid="002fa430" officeooo:paragraph-rsid="002fa430" style:font-weight-asian="bold" style:font-weight-complex="bold"/>
    </style:style>
    <style:style style:name="T1" style:family="text">
      <style:text-properties style:font-name="Khmer OS" officeooo:rsid="001c2cf4"/>
    </style:style>
    <style:style style:name="T2" style:family="text">
      <style:text-properties style:font-name="Khmer OS" officeooo:rsid="002db772"/>
    </style:style>
    <style:style style:name="T3" style:family="text">
      <style:text-properties style:font-name="Khmer OS" officeooo:rsid="002fa430"/>
    </style:style>
    <style:style style:name="T4" style:family="text">
      <style:text-properties style:font-name="Khmer OS" officeooo:rsid="003069fd"/>
    </style:style>
    <style:style style:name="T5" style:family="text">
      <style:text-properties officeooo:rsid="00306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ción</text:p>
      <text:p text:style-name="P3"><text:span text:style-name="T1"><text:tab/></text:span><text:span text:style-name="T3">Infover es un blog hecho con la finalidad de compartir el conocimiento sobre la informática sin costo alguno y para el público latinoamericano, además está publicado con la ideología de GNU/Linux lo cual permite a todos los cibernautas gozar de las 4 libertades del Free Software tanto para el contenido publicado como para el código fuente. En caso de que quieras usar o aportar al proyecto Infover puedes acceder sin problemas al github del creador. Y si estás leyendo esto enhorabuena, pues es la primera versión estable del proyecto y puedes convertirte en unos de los primeros contribuyente al proyecto.</text:span></text:p>
      <text:p text:style-name="P8"/>
      <text:p text:style-name="P10">Temas Principales</text:p>
      <text:p text:style-name="P4"><text:span text:style-name="T1"><text:tab/></text:span><text:span text:style-name="T3">Este bloque contiene los temas principales en los que trabaja Infover, por ahora son 4 temas pero que irán creciendo conforme vaya pasando el tiempo. </text:span></text:p>
      <text:p text:style-name="P7"/>
      <text:p text:style-name="P10">Temas Específicos</text:p>
      <text:p text:style-name="P6"><text:span text:style-name="T1"><text:tab/></text:span><text:span text:style-name="T4">Los temas específicos están distribuidos en los temas principales pero gracias a este bloque puedes acceder a ellos rápidamente. </text:span></text:p>
      <text:p text:style-name="P9"/>
      <text:p text:style-name="P1">Conclusión</text:p>
      <text:p text:style-name="P1"/>
      <text:p text:style-name="P5"><text:span text:style-name="T1"><text:tab/></text:span><text:span text:style-name="T4">Infover sigue creciendo día a día, espero hayas gozado de las características que este blog puede ofrecerte para tu crecimiento como desarrollador de softw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Khmer OS" svg:font-family="'Khmer OS'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0:23:43.376555745</meta:creation-date>
    <dc:date>2021-07-10T06:41:56.198177195</dc:date>
    <meta:editing-duration>PT45M1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74" meta:character-count="1106" meta:non-whitespace-character-count="934"/>
  </office:meta>
</office:document-meta>
</file>